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Titre1" style:master-page-name="MP0" style:family="paragraph">
      <style:paragraph-properties fo:break-before="page" fo:text-align="center"/>
      <style:text-properties fo:color="#EE0000"/>
    </style:style>
    <style:style style:name="P2" style:parent-style-name="Titre2" style:family="paragraph">
      <style:text-properties fo:font-weight="bold" style:font-weight-asian="bold" style:font-weight-complex="bold" fo:color="#000000"/>
    </style:style>
    <style:style style:name="T3" style:parent-style-name="Policepardéfaut" style:family="text">
      <style:text-properties fo:background-color="#FFFF00"/>
    </style:style>
    <style:style style:name="T4" style:parent-style-name="Policepardéfaut" style:family="text">
      <style:text-properties fo:background-color="#FFFF00"/>
    </style:style>
    <style:style style:name="T5" style:parent-style-name="Policepardéfaut" style:family="text">
      <style:text-properties style:font-name="Wingdings" style:font-name-asian="Wingdings" style:font-name-complex="Wingdings"/>
    </style:style>
    <style:style style:name="T6" style:parent-style-name="Policepardéfaut" style:family="text">
      <style:text-properties style:font-name="Wingdings" style:font-name-asian="Wingdings" style:font-name-complex="Wingdings"/>
    </style:style>
    <style:style style:name="T7" style:parent-style-name="Policepardéfaut" style:family="text">
      <style:text-properties style:font-name="Wingdings" style:font-name-asian="Wingdings" style:font-name-complex="Wingdings"/>
    </style:style>
    <style:style style:name="T8" style:parent-style-name="Policepardéfaut" style:family="text">
      <style:text-properties style:font-name="Wingdings" style:font-name-asian="Wingdings" style:font-name-complex="Wingdings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Coding</text:h>
      <text:p text:style-name="Normal"/>
      <text:h text:style-name="P2" text:outline-level="2">Lundi 22 septembre :</text:h>
      <text:p text:style-name="Normal">Dvlper une plateforme de collection de cartes</text:p>
      <text:p text:style-name="Normal">Thèmes : Films et<text:s/>séries,<text:s/>pokémon,<text:s/>musique, jv, blizzard, œuvres<text:s/>d’Art, anime,<text:s/>Got, seigneur des anneaux, lol, clash royal,<text:s/>Marvel, nourriture (liquide/solide),<text:s/>Naruto</text:p>
      <text:p text:style-name="Normal">Objectifs : comprendre le fonctionnement d’un site web, apprendre à se<text:s/>documenter,<text:s/>savoir<text:s/>structurer une page web grâce au html,<text:s/>styliser sa page grâce au css, intégrer un wireframe<text:s/></text:p>
      <text:p text:style-name="Normal">Web 2.0 : un utilisateur a la possibilité de poster du contenu sans avoir à payer (vidéo, site, …)</text:p>
      <text:p text:style-name="Normal">Web 3.0 :<text:s/>la puissance de calcul est délocalisée sur des serveurs à distance</text:p>
      <text:p text:style-name="Normal"><text:span text:style-name="T3">Internet</text:span> : réseau international permettant l’interconnexion des ordis entres eux via de protocole tcp/IP</text:p>
      <text:p text:style-name="Normal"><text:span text:style-name="T4">Web</text:span> : service permettant de<text:s/>reliées<text:s/>un<text:s/>Ensemble des données<text:s/><text:s text:c="2"/><text:s/>par des liens hypertextes, sur Internet.</text:p>
      <text:p text:style-name="Normal">Demande d’une page<text:span text:style-name="T5"></text:span><text:s/>réception de la demande<text:s/><text:span text:style-name="T6"></text:span><text:s/>génération de la page<text:s/><text:span text:style-name="T7"></text:span><text:s/>récupération de la page<text:s/><text:span text:style-name="T8"></text:span><text:s/>retourne la page</text:p>
      <text:p text:style-name="Normal">Vpn : le DNS n’est pas le<text:s/>même, c’est pour ça que certains sites fonctionnent et d’autres non.</text:p>
      <text:p text:style-name="Normal"><text:span text:style-name="T9">MDN Documentation sur toutes les balises HTML et attributs CSS :<text:s/></text:span>https://developer.mozilla.org/fr/<text:s/></text:p>
      <text:p text:style-name="Normal"><text:span text:style-name="T10">W3school Contenu sur les bases des langages de programmation :<text:s/></text:span>https://www.w3schools.com/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luvinage evaelle</meta:initial-creator>
    <dc:creator>Pluvinage evaelle</dc:creator>
    <meta:creation-date>2025-09-22T06:01:00Z</meta:creation-date>
    <dc:date>2025-09-22T06:49:00Z</dc:date>
    <meta:template xlink:href="Normal" xlink:type="simple"/>
    <meta:editing-cycles>1</meta:editing-cycles>
    <meta:editing-duration>PT2880S</meta:editing-duration>
    <meta:document-statistic meta:page-count="1" meta:paragraph-count="2" meta:word-count="186" meta:character-count="1208" meta:row-count="8" meta:non-whitespace-character-count="1024"/>
  </office:meta>
</office:document-meta>
</file>